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90e9" officeooo:paragraph-rsid="001090e9"/>
    </style:style>
    <style:style style:name="P2" style:family="paragraph" style:parent-style-name="Standard">
      <style:paragraph-properties fo:line-height="100%" fo:text-align="justify" style:justify-single-word="false"/>
      <style:text-properties officeooo:rsid="001090e9" officeooo:paragraph-rsid="001090e9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090e9" officeooo:paragraph-rsid="001090e9" style:font-size-asian="24pt" style:font-weight-asian="bold" style:font-size-complex="24pt" style:font-weight-complex="bold"/>
    </style:style>
    <style:style style:name="P4" style:family="paragraph" style:parent-style-name="Standard">
      <style:paragraph-properties fo:line-height="100%" fo:text-align="justify" style:justify-single-word="false"/>
      <style:text-properties officeooo:rsid="0010f2bb" officeooo:paragraph-rsid="0010f2bb"/>
    </style:style>
    <style:style style:name="P5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090e9"/>
    </style:style>
    <style:style style:name="P6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090e9" officeooo:paragraph-rsid="001090e9"/>
    </style:style>
    <style:style style:name="P7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officeooo:rsid="001090e9" officeooo:paragraph-rsid="001090e9"/>
    </style:style>
    <style:style style:name="P8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officeooo:rsid="00122de3" officeooo:paragraph-rsid="00122de3"/>
    </style:style>
    <style:style style:name="P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officeooo:rsid="0010f2bb" officeooo:paragraph-rsid="0010f2bb"/>
    </style:style>
    <style:style style:name="P1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officeooo:rsid="00122de3" officeooo:paragraph-rsid="00122de3"/>
    </style:style>
    <style:style style:name="P1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tyle="italic" officeooo:rsid="0013228b" officeooo:paragraph-rsid="0013228b" style:font-style-asian="italic" style:font-style-complex="italic"/>
    </style:style>
    <style:style style:name="P12" style:family="paragraph" style:parent-style-name="Header">
      <style:text-properties officeooo:rsid="001090e9" officeooo:paragraph-rsid="001090e9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  <style:style style:name="T3" style:family="text">
      <style:text-properties officeooo:rsid="00122de3"/>
    </style:style>
    <style:style style:name="T4" style:family="text">
      <style:text-properties officeooo:rsid="001322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errogation de SVT</text:p>
      <text:p text:style-name="P5"/>
      <text:p text:style-name="P1"/>
      <text:p text:style-name="P1"/>
      <text:p text:style-name="P1"/>
      <text:p text:style-name="P1"/>
      <text:p text:style-name="P6"/>
      <text:p text:style-name="P1"/>
      <text:p text:style-name="P2">Quelles informations peut-on tirer de ces documents par rapport au mécanisme de la transmission synaptique ?</text:p>
      <text:p text:style-name="P2"/>
      <text:p text:style-name="P2">Dans le document 1, je constate que l’électrode A est situé à la fibre nerveuse sensorielle, que l’électrode B est situé au corps cellulaire, et que la zone photographiée S est située à l’espace entre les deux.</text:p>
      <text:p text:style-name="P7">J’en déduis que, dans le document 2, l’enregistrement A correspond à l’élément pré-synaptique, que l’enregistrement B correspond à l’élément post-synaptique, et que l’enregistrement S correspond à la faille.</text:p>
      <text:p text:style-name="P2"/>
      <text:p text:style-name="P4">Dans l’enregistrement S1, je constate que la synapse est au repos.</text:p>
      <text:p text:style-name="P4">On considérera les enregistrements A1, B1 et S1 comme étant témoins.</text:p>
      <text:p text:style-name="P4"/>
      <text:p text:style-name="P4">Dans l’enregistrement A2, je constate qu’il y a une différence de potentiel sous la forme de deux impulsions identiques et consécutives, <text:span text:style-name="T3">allant de -70mV à 30mV, puis à nouveau à -70mV</text:span>.</text:p>
      <text:p text:style-name="P4">Et dans l’enregistrement B2, je constate qu’il y a une légère augmentation de la différence de potentiel juste après celle de l’enregistrement A2, <text:span text:style-name="T3">mais qu’elle revient ensuite à -70mV</text:span>.</text:p>
      <text:p text:style-name="P8">J’en déduis que la différence de potentiel dans l’élément pré-synaptique a une influence sur la différence de potentiel dans l’élément post-synaptique, mais que ce dernier reprend ensuite un état d’équilibre.</text:p>
      <text:p text:style-name="P4"/>
      <text:p text:style-name="P9">De même, je constate dans l’enregistrement A3 la présence d’une différence de potentiel mais cette fois-ci sous la forme de 5 impulsions.</text:p>
      <text:p text:style-name="P9">Et dans l’enregistrement B3, je constate qu’il y a également une augmentation de la différence de potentiel, mais en plus intense.</text:p>
      <text:p text:style-name="P8">J’en déduis que une « impulsion » dans la ddp dans l’élément pré-synaptique provoque une augmentation de la ddp dans l’élément post-synaptique, et qu’il y a une accumulation de cette ddp.</text:p>
      <text:p text:style-name="P9"/>
      <text:p text:style-name="P10">Je constate aussi dans l<text:span text:style-name="T4">es </text:span>enregistrement<text:span text:style-name="T4">s</text:span> S2 <text:span text:style-name="T4">et S3 </text:span>que </text:p>
      <text:p text:style-name="P10"/>
      <text:p text:style-name="P10"/>
      <text:p text:style-name="P10"/>
      <text:p text:style-name="P11">Manque de temps (tiers-temps à prendre en compt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90e9" officeooo:paragraph-rsid="001090e9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ARNIER<text:tab/><text:tab/>Mardi 27 Novembre 2018</text:p>
        <text:p text:style-name="MP1">Thomas</text:p>
        <text:p text:style-name="MP1">TS3</text:p>
      </style:header>
      <style:footer>
        <text:p text:style-name="Footer"><text:tab/><text:span text:style-name="MT1"><text:page-number text:select-page="current">1</text:page-number></text:span>/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0:31:27.596000000</meta:creation-date>
    <dc:date>2018-11-27T11:19:18.656000000</dc:date>
    <meta:editing-duration>PT8M29S</meta:editing-duration>
    <meta:editing-cycles>1</meta:editing-cycles>
    <meta:document-statistic meta:table-count="0" meta:image-count="0" meta:object-count="0" meta:page-count="1" meta:paragraph-count="18" meta:word-count="296" meta:character-count="1858" meta:non-whitespace-character-count="1577"/>
    <meta:generator>LibreOffice/5.1.6.2$Windows_x86 LibreOffice_project/07ac168c60a517dba0f0d7bc7540f5afa45f0909</meta:generator>
  </office:meta>
</office:document-meta>
</file>